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font-name="Times New Roman1"/>
    </style:style>
    <style:style style:name="T8" style:family="text">
      <style:text-properties style:font-name="Times New Roman"/>
    </style:style>
    <style:style style:name="T9" style:family="text">
      <style:text-properties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0_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On Shemoth/</text:p>
      <text:p text:style-name="P5">[Hebrew]/</text:p>
      <text:p text:style-name="P5"/>
      <text:p text:style-name="P4">[Page 1]</text:p>
      <text:p text:style-name="P4">In the palace of Rameses II, a princely reception/ was held. <text:s/>Foreign rulers came from afar to own al-/-legiance to their sovereign lord. <text:s/>They laid golden wreaths/ at the foot of his throne, in token of submission. <text:s/>Upon/ that festive occasion, high officials admitted the dis-/-tinguished visitors into the presence of the <text:span text:style-name="T1">mighty</text:span><text:span text:style-name="T4"> dreaded king./ <text:s/>For, the monarch of Egypt celebrated his birth-day/ </text:span><text:span text:style-name="T1">surrounded by courtiers and vassals</text:span><text:span text:style-name="T4"> with barbaric pomp. <text:s/>He received their/ homage </text:span><text:span text:style-name="T1">and, in return, graciously dispensed favors.</text:span><text:span text:style-name="T4"> of his courtiers, and vassals, and granted in return, approving smiles./ <text:s/>Among the train of </text:span><text:span text:style-name="T1">swelling</text:span><text:span text:style-name="T4"> a crowding nobility, two plebians/ opened their way to the royal gates. <text:s/>They are an-/-nounced. <text:s/>What is </text:span><text:span text:style-name="T5">their</text:span><text:span text:style-name="T6"> errand? <text:s/>Have they also/ brought costly chaplets to </text:span><text:span text:style-name="T2">crown bedeck</text:span><text:span text:style-name="T6"> adorn Pharaoh--the/ ruler of a thousand rulers?.. <text:s/>The strangers have no/ gift to offer. <text:s/>They must stand back and tarry,/ till the illustrious assemblage has departed. <text:s/>They/ cannot hope to be granted an audience amidst the/ grandees of the kingdom. <text:s/>The lowly shall not mingle/ with the lofty. <text:s/>So have the Sages portrayed the first/ scene of the grandest episode in human history--a scene/ of which the fifth chapter of the book that the Synagogue/</text:span></text:p>
      <text:p text:style-name="P6"/>
      <text:p text:style-name="P6">[Page 2]</text:p>
      <text:p text:style-name="P6"><text:soft-page-break/>began this Sabbath, gives an outline. <text:s/>We read: [Hebrew]/ [Hebrew "Afterward, Moses and Aaron went in"./ <text:s/>Pharaoh asked the strangers a reason for what he considered an/ intrusion. <text:s/>"A message form the Supreme Lord, has/ led our steps hither. <text:s/>He demands that thou shalt let/ thy slaves hold a celebration beyond the limits of thy/ land, in honor of Himself--Adonai, the Everlasting/ One--their <text:span text:style-name="T1">God of Israel</text:span> fathers' God" <text:s/>At these words, uttered/ <text:span text:style-name="T1">by the strangers</text:span> with manly composure, Pharaoh/ commands that a role of papyrus be unfolded./ <text:s/>In it the names and famous deeds of deified heros[sic!]/ are recorded. <text:s/>He will see if Adona<text:span text:style-name="T7">ï</text:span><text:span text:style-name="T8">, called the Ever-/-lasting, has a place, where national deities </text:span><text:span text:style-name="T3">have received</text:span><text:span text:style-name="T8"> received/ an </text:span><text:span text:style-name="T3">reverential</text:span><text:span text:style-name="T8"> honorable mention. <text:s/>He will seek for Israel's/ God where Isis and Osiris Milcom and Dagon are/ depicted. <text:s/>He </text:span><text:span text:style-name="T3">[?] turns over the</text:span><text:span text:style-name="T8"> examines through that scroll, he finds what the Edomites worship, and/ that which the Ammonites </text:span><text:span text:style-name="T3">supplicate</text:span><text:span text:style-name="T8"> entreat in their temples; what the/ Sidonians </text:span><text:span text:style-name="T3">adore</text:span><text:span text:style-name="T8"> trust in, and that which the </text:span><text:span text:style-name="T3">Philistines</text:span><text:span text:style-name="T8"> Moabites bow/ to. <text:s/>Adona</text:span><text:span text:style-name="T7">ï</text:span><text:span text:style-name="T8"> is not in the superior nor in the inferior/ ranks of ancient gods. <text:s/>"Oh king, thou searchest/ for the living on a ground which is strewn with the/ dead. <text:s/>The Hebrews whom thou keepest in bondage,/</text:span></text:p>
      <text:p text:style-name="P6"><text:span text:style-name="T8"/></text:p>
      <text:p text:style-name="P6"><text:span text:style-name="T8">[Page 3]</text:span></text:p>
      <text:p text:style-name="P6"><text:span text:style-name="T8">descend from a </text:span><text:span text:style-name="T3">father</text:span><text:span text:style-name="T8"> parent, who taught them to </text:span><text:span text:style-name="T3">bend</text:span><text:span text:style-name="T8"> adore/ </text:span><text:span text:style-name="T3">before</text:span><text:span text:style-name="T8"> the incorporeal Author of the Universe. <text:s/>That all-/pervading spirit never put on flesh, that thou mayest/ write out his description. <text:s/>The witnesses of His existence/ are not memorials traced upon papyrus, but the hea-/-vens in their measureless extent; the earth in its count-/-less productions. <text:s/>They attest His power and eternity "</text:span><text:span text:style-name="T3">and His power".</text:span><text:span text:style-name="T8">/ Thus calmly spoke the two messengers, and Pharaoh/ curtly replied, "I know not Adona</text:span><text:span text:style-name="T7">ï</text:span><text:span text:style-name="T8">, neither will I let/ Israel go." <text:s/>Brethren. <text:s/>The story which/ I have just related is told in a book, where the/ legends of the Rabbis are collected. <text:s/>I fancied that/ its recital might be suggestive, while it entertained./ <text:s/>For, Moses and Aaron forced into the rear of the nobility,/ as they went </text:span><text:span text:style-name="T3">in</text:span><text:span text:style-name="T8"> to face a tyrant, become the central/ figures in the drama which, for some time, will be weekly/ represented. <text:s/></text:span><text:span text:style-name="T3">not a debasing stage, where a</text:span><text:span text:style-name="T8"> Unlike a late representation on a debasing stage, where a prurient/ curiosity for evanescent beauty </text:span><text:span text:style-name="T3">is</text:span><text:span text:style-name="T8"> was to be gratified, this drama will be set to view </text:span><text:span text:style-name="T3">but before</text:span><text:span text:style-name="T8">/ </text:span><text:span text:style-name="T3">the holy will, wherein they purifying word of the</text:span><text:span text:style-name="T8"> on a spot in which the word of the Eternal is expounded, to elevate/ </text:span><text:span text:style-name="T3">Eternal, its enshrined</text:span><text:span text:style-name="T8"> and purify man. <text:s/>You, O seed of Jacob,/ should gaze upon those figures. </text:span><text:span text:style-name="T3">in the drama, where so</text:span><text:span text:style-name="T8">/</text:span></text:p>
      <text:p text:style-name="P6"><text:span text:style-name="T8"/></text:p>
      <text:p text:style-name="P6"><text:span text:style-name="T8">[Page 4]</text:span></text:p>
      <text:p text:style-name="P6"><text:span text:style-name="T8">A proud monarch, is </text:span><text:span text:style-name="T3">brought</text:span><text:span text:style-name="T8"> led by them prostrate to the foot-/-stool of the Lord he had denied, and freedom for/ his slaves is wrested from his iron grasp. <text:s/>Who/ more than you should rivet their looks upon those/ apostles of the Omnipotent</text:span><text:span text:style-name="T3">?</text:span><text:span text:style-name="T8"> Your deliverers?.. <text:s/>History is si-/-lent about the origin of privileges, which, to all ap-/-pearances, a few of the Hebrews singularly enjoyed./ <text:s/>I cannot explain the causes which exonerated the/ champions of our liberty from the crushing burdens un-/-der which their people groaned. <text:s/>Our teachers assert,/ that the exemption was not peculiarly theirs. <text:s/>It extended to the whole tribe of/ Levy. <text:s/>But be it so or not; this is certain; and </text:span><text:span text:style-name="T9">this</text:span><text:span text:style-name="T8"> you should/ </text:span><text:span text:style-name="T3">weigh</text:span><text:span text:style-name="T8"> consider well at these times, which </text:span><text:span text:style-name="T3">by</text:span><text:span text:style-name="T8"> try men's souls! <text:s/>The immunity was not the price of/ </text:span><text:span text:style-name="T3">faithlessness</text:span><text:span text:style-name="T8"> disloyalty; of treason against the belief of Abra-/-ham and of his suffering progeny. <text:s/>It might/ have been easy for either brother to rise magnificently,/ by disowning affinity with the oppressed. <text:s/>The learn-/-ing of Moses would have gained for him access among/ the priests of Mezraim, of whom none exercised greater/ influence. <text:s/>The eloquence of Aaron would have secured/ him a seat in the high-toned society of Tanis and/ Memphis, whose chief inhabitants Isaiah pictured as the/</text:span></text:p>
      <text:p text:style-name="P6"><text:span text:style-name="T8"/></text:p>
      <text:p text:style-name="P6"><text:span text:style-name="T8">[Page 5]</text:span></text:p>
      <text:p text:style-name="P6"><text:span text:style-name="T8">mainstay of Egypt [Hebrew]...[Hebrew]...[Hebrew]. <text:s/>But what would/ Israel, the armor bearer of eternal Truths, be, if the sons of Amram/ had craved for self aggrandisement[sic!] and refused to cast their lots with the lowly? <text:s/></text:span><text:span text:style-name="T3">If they</text:span><text:span text:style-name="T8"> Or if/ </text:span><text:span text:style-name="T3">had shrunk back in dismay</text:span><text:span text:style-name="T8"> when thrust aside,/ and frowned </text:span><text:soft-page-break/><text:span text:style-name="T8">upon and rebuked by a </text:span><text:span text:style-name="T3">dreaded</text:span><text:span text:style-name="T8"> mighty ruler, they/ had taken counsel with worldly prudence, and desisted?/ <text:s/>What would society, that has stretched forth her hand/ to call choice fruits of Jewish planting, what would/ she now be, if those Levites, the determined avengers of our wrongs, had/ been terrified into inaction? <text:s/></text:span><text:span text:style-name="T3">How many ages would</text:span><text:span text:style-name="T8"> Our section/ </text:span><text:span text:style-name="T3">civilization havve been retarded</text:span><text:span text:style-name="T8"> subjects </text:span><text:span text:style-name="T3">brings Moses</text:span><text:span text:style-name="T8"> them to our close examination. <text:s/>I observe </text:span><text:span text:style-name="T3">him</text:span><text:span text:style-name="T8">/ </text:span><text:span text:style-name="T3">Moses</text:span><text:span text:style-name="T8"> Moses--a humble shepherd, whilst he might have sat a king--/ as he seeks to read the future of Israel in the bright flame/ of the typical burning bush, and he grows gigantic before/ my mind. <text:s/>I behold Aaron giving a fraternal/ kiss and </text:span><text:span text:style-name="T3">setting forth</text:span><text:span text:style-name="T8"> girding up his loins to work out salvation, and/ his aspect assumes a grandeur superior even to that/ described in the glowing language of the Psalmist. <text:s/>I let/ my vision rest upon both, as they confront the enemy/ of justice, and, </text:span><text:span text:style-name="T3">remembering how unflinchingly</text:span><text:span text:style-name="T8"> at their/ pleading for right, I recognize two characters preemi-/-nent in sacred history, preeminent because of their/ sublime</text:span><text:span text:style-name="T3">st</text:span><text:span text:style-name="T8"> devotion to a </text:span><text:span text:style-name="T3">national desperate</text:span><text:span text:style-name="T8"> most righteous cause./</text:span></text:p>
      <text:p text:style-name="P6"><text:span text:style-name="T8"/></text:p>
      <text:p text:style-name="P6"><text:span text:style-name="T8">[Page 6]</text:span></text:p>
      <text:p text:style-name="P6"><text:span text:style-name="T8">Oh the pigmies of our days, who skulk behind/ the subterfuge of fictitious names, to hide their com-/-mon extraction with the persecuted? <text:s/>Come forward/ ye knights of self-assertion! <text:s/>Come and measure your/ </text:span><text:span text:style-name="T3">moral height</text:span><text:span text:style-name="T8"> stature with that of your people's lawgiver,/ and his coadjutor. <text:s/>You will sink into nonentity./ <text:s/></text:span><text:span text:style-name="T3">Yet</text:span><text:span text:style-name="T8"> Still, you imagine that you will gain in moral height by exchan-/-ging your parent's heritage for a smile of the pre-/-judiced. <text:s/>Samaritan-like you belong to Israel/ when the scale of our prosperity </text:span><text:span text:style-name="T3">turns up</text:span><text:span text:style-name="T8"> rises. <text:s/>You are/ </text:span><text:span text:style-name="T9">not</text:span><text:span text:style-name="T8"> of us, when modern Hamans </text:span><text:span text:style-name="T3">make</text:span><text:span text:style-name="T8"> conjure up anti-Semi-/-tism </text:span><text:span text:style-name="T3">popular</text:span><text:span text:style-name="T8"> to vex and harass us. <text:s/>But the icy cold wave of in-/-humanity which surged up in Germany, and rolled/ on farther into distant lands, and stopped the </text:span><text:span text:style-name="T3">warm</text:span><text:span text:style-name="T8"> throbbings/ </text:span><text:span text:style-name="T3">beatings of the heart for</text:span><text:span text:style-name="T8"> of fraternal kindness, </text:span><text:span text:style-name="T3">and compassion</text:span><text:span text:style-name="T8"> will/sometime have spent itself. <text:s/>The Stoeckers and the/ Treitchkes may yet be made to feel ashamed of their offences[sic!]/ against civilization, and the Munisens and Firckows[?]/ may rejoice over the vindication of liberality. <text:s/>Then/ those among the Hebrews, who did not change sides,/ when the finger of scorn was pointed at us, will/</text:span></text:p>
      <text:p text:style-name="P6"><text:span text:style-name="T8"/></text:p>
      <text:p text:style-name="P6"><text:span text:style-name="T8">[Page 7]</text:span></text:p>
      <text:p text:style-name="P6"><text:span text:style-name="T8">be acknowledged worthy disciples of the two/ self-denying champions of our race. <text:s/>Then shall/ the time-serving and disloyal, who courted the acquaint-/-ance of the </text:span><text:span text:style-name="T3">prejudiced</text:span><text:span text:style-name="T8"> illiberal, </text:span><text:span text:style-name="T3">shall</text:span><text:span text:style-name="T8"> wear as their badge,/ public contempt. <text:s/>Not in the </text:span><text:span text:style-name="T3">sroll</text:span><text:span text:style-name="T8"> scroll, which/ set in array Pharaoh's dead gods, but in the volume/ which trained mankind in the knowledge of one ever/ living and Universal Father, is written that finally/ righteousness shall wax strong, and iniquity melt/ away. <text:s/>And history--the </text:span><text:span text:style-name="T3">real</text:span><text:span text:style-name="T8"> reliable chronicler--/ verifies that divine imparting...But it is never-/-theless </text:span><text:span text:style-name="T3">the duty of</text:span><text:span text:style-name="T8"> incumbent upon every Israelite, to stand by/ his brethren, and make the hand that now throttles/ them, palsied. <text:s/>According to a recent ordinance/ Jews dare not practice as chemists in Russia;/ according to another they dare not act as physi-/-cians, and but yesterday the wires across the ocean,/ announced to the world, "that railway companies/ have ordered the discharge of their Jewish employis[sic!];/ that </text:span><text:span text:style-name="T3">the</text:span><text:span text:style-name="T8"> no indulgence shall be shown to Jews resi-/-ding in the capital without official leave; that no/ court can authorize the transfer of land to a Jew"./</text:span></text:p>
      <text:p text:style-name="P6"><text:span text:style-name="T8"/></text:p>
      <text:p text:style-name="P6"><text:span text:style-name="T8">[Page 8]</text:span></text:p>
      <text:p text:style-name="P6"><text:span text:style-name="T8">In these trying times, I who, in my </text:span><text:span text:style-name="T3">eagerness</text:span><text:span text:style-name="T8"> anxiety for/ a reign of </text:span><text:span text:style-name="T3">tranquillity</text:span><text:span text:style-name="T8"> peace &amp; good will when my sorefooted brethren may enjoy rest, study current events, note/ the faithful and the faithless among my people./ <text:s/>True to the cause of the oppressed are those who, with/ the intense earnestness of the miser, watch over their/ </text:span><text:span text:style-name="T3">wealth</text:span><text:span text:style-name="T8"> affluence, that </text:span><text:span text:style-name="T3">it may not help</text:span><text:span text:style-name="T8"> not a </text:span><text:span text:style-name="T3">coin</text:span><text:span text:style-name="T8"> drop may fall to help on the wheel of grinding tyranny./ <text:s/>All honor to the Jewish firm Efrussi, which, after the/ carnival of butchery in the doomed realms of the Czar,/ closed up its banking house, of fifty years standing in/ Odessa, and, regardless of losses, removed to the capitals of/ Austria and France. <text:s/>Would that I could </text:span><text:soft-page-break/><text:span text:style-name="T8">bestow the/ same meed of praise on the </text:span><text:span text:style-name="T3">princes</text:span><text:span text:style-name="T8"> kings of the money-/market! <text:s/>But their last transaction forbids it. <text:s/>The/ negotiation of a loan on behalf of the Pharaoh of the/ nineteenth century, is </text:span><text:span text:style-name="T3">a</text:span><text:span text:style-name="T8"> treason. <text:s/>To you, my brethren,/ whom a beneficent Providence has </text:span><text:span text:style-name="T3">lifted</text:span><text:span text:style-name="T8"> placed beyond the/ reach of kingly hatred; to you American Hebrews, I say:/ Hold constantly in view the two central characters in/ the drama, which opened this sabbath. <text:s/>Gaze intently/ on their unselfishness on their love for the sufferers. <text:s/>You will then bear with your/ fellow-believers, </text:span><text:span text:style-name="T3">when</text:span><text:span text:style-name="T8"> if despotism has put them on below your/</text:span></text:p>
      <text:p text:style-name="P6"><text:span text:style-name="T8"/></text:p>
      <text:p text:style-name="P6"><text:span text:style-name="T8">[Page 9]</text:span></text:p>
      <text:p text:style-name="P6"><text:span text:style-name="T8">standard. <text:s/>As God lifted </text:span><text:span text:style-name="T3">up</text:span><text:span text:style-name="T8"> you up, so must you/ raise the lowly and fit them for civilization. <text:s/>It is/ your bounden duty before mankind, and before Him who declared what </text:span><text:span text:style-name="T3">was</text:span><text:span text:style-name="T8"> has been/ registered in the </text:span><text:span text:style-name="T3">Haftorah</text:span><text:span text:style-name="T8"> prophetic </text:span><text:span text:style-name="T3">chieftan</text:span><text:span text:style-name="T8"> portion we have read. <text:s/>[Hebrew] "</text:span><text:span text:style-name="T3">Holy</text:span><text:span text:style-name="T8"> Israel/ is holiness unto the Lord, the first fruits of His yeilding[sic!],/ </text:span><text:span text:style-name="T3">whosoever shall</text:span><text:span text:style-name="T8"> all that devour him will offend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6T15:48:22.40</meta:creation-date>
    <dc:date>2012-04-30T12:59:05.45</dc:date>
    <dc:creator>Penn Libraries</dc:creator>
    <meta:editing-duration>PT02H49M33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1" meta:word-count="1940" meta:character-count="12048"/>
  </office:meta>
</office:document-meta>
</file>